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e2ed" officeooo:paragraph-rsid="0004e2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 ps : see running containers</text:p>
      <text:p text:style-name="P1">docker start (container name) : start that container</text:p>
      <text:p text:style-name="P1">docker attach (container name) : log in to that containers</text:p>
      <text:p text:style-name="P1">ansible-playbook (desired yml file) : run chosen playbook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0-10-21T14:28:00.869000000</dc:date>
    <meta:editing-duration>PT3M56S</meta:editing-duration>
    <meta:editing-cycles>3</meta:editing-cycles>
    <meta:document-statistic meta:table-count="0" meta:image-count="0" meta:object-count="0" meta:page-count="1" meta:paragraph-count="4" meta:word-count="32" meta:character-count="201" meta:non-whitespace-character-count="173"/>
  </office:meta>
</office:document-meta>
</file>